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Carlito"/>
    </style:style>
    <style:style style:name="P2" style:family="paragraph">
      <style:text-properties style:font-name="Carlito" fo:font-size="16pt" style:font-size-asian="16pt" style:font-size-complex="16pt"/>
    </style:style>
    <style:style style:name="P3" style:family="paragraph">
      <loext:graphic-properties draw:fill-color="#ffffff"/>
      <style:text-properties style:font-name="Carlito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arlito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Carlito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style:font-name="Carlito"/>
    </style:style>
    <style:style style:name="T2" style:family="text">
      <style:text-properties style:font-name="Carlito" fo:font-size="16pt" style:font-size-asian="16pt" style:font-size-complex="16pt"/>
    </style:style>
    <style:style style:name="T3" style:family="text">
      <style:text-properties style:font-name="Carli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las</text:span><text:span text:style-name="T1">s </text:span><text:span text:style-name="T1">Url</text:span></text:p>
          </draw:text-box>
        </draw:frame>
        <draw:frame presentation:style-name="pr2" draw:text-style-name="P3" draw:layer="layout" svg:width="25.199cm" svg:height="4.319cm" svg:x="1.4cm" svg:y="8.5cm">
          <draw:text-box>
            <text:p text:style-name="P2"><text:span text:style-name="T2">ior:ude:https://test.wo-da.de:8443/ior/b97950/test.txt?functionArgs=[{"param1":"5“}]#actionId <text:s/></text:span></text:p>
          </draw:text-box>
        </draw:frame>
        <draw:line draw:style-name="gr1" draw:text-style-name="P4" draw:layer="layout" svg:x1="3cm" svg:y1="10.5cm" svg:x2="3cm" svg:y2="4cm">
          <text:p/>
        </draw:line>
        <draw:line draw:style-name="gr1" draw:text-style-name="P4" draw:layer="layout" svg:x1="25cm" svg:y1="4cm" svg:x2="3cm" svg:y2="4cm">
          <text:p/>
        </draw:line>
        <draw:line draw:style-name="gr1" draw:text-style-name="P4" draw:layer="layout" svg:x1="25cm" svg:y1="4cm" svg:x2="25cm" svg:y2="10.5cm">
          <text:p/>
        </draw:line>
        <draw:frame draw:style-name="gr2" draw:text-style-name="P6" draw:layer="layout" svg:width="3cm" svg:height="0.962cm" svg:x="12.5cm" svg:y="3.257cm">
          <draw:text-box>
            <text:p text:style-name="P5"><text:span text:style-name="T3">href</text:span></text:p>
          </draw:text-box>
        </draw:frame>
        <draw:line draw:style-name="gr1" draw:text-style-name="P4" draw:layer="layout" svg:x1="10.855cm" svg:y1="15cm" svg:x2="10.855cm" svg:y2="3.991cm">
          <text:p/>
        </draw:line>
        <draw:line draw:style-name="gr1" draw:text-style-name="P4" draw:layer="layout" svg:x1="10.855cm" svg:y1="7cm" svg:x2="6.401cm" svg:y2="7cm">
          <text:p/>
        </draw:line>
        <draw:line draw:style-name="gr1" draw:text-style-name="P4" draw:layer="layout" svg:x1="6.401cm" svg:y1="11.026cm" svg:x2="6.401cm" svg:y2="7.026cm">
          <text:p/>
        </draw:line>
        <draw:line draw:style-name="gr1" draw:text-style-name="P4" draw:layer="layout" svg:x1="6cm" svg:y1="10.018cm" svg:x2="6cm" svg:y2="7cm">
          <text:p/>
        </draw:line>
        <draw:line draw:style-name="gr1" draw:text-style-name="P4" draw:layer="layout" svg:x1="15.449cm" svg:y1="11cm" svg:x2="15.449cm" svg:y2="4cm">
          <text:p/>
        </draw:line>
        <draw:line draw:style-name="gr1" draw:text-style-name="P4" draw:layer="layout" svg:x1="6cm" svg:y1="11cm" svg:x2="6cm" svg:y2="7cm">
          <text:p/>
        </draw:line>
        <draw:line draw:style-name="gr1" draw:text-style-name="P4" draw:layer="layout" svg:x1="13.818cm" svg:y1="11.025cm" svg:x2="13.818cm" svg:y2="6.999cm">
          <text:p/>
        </draw:line>
        <draw:line draw:style-name="gr1" draw:text-style-name="P4" draw:layer="layout" svg:x1="15.449cm" svg:y1="6.999cm" svg:x2="13.818cm" svg:y2="7cm">
          <text:p/>
        </draw:line>
        <draw:line draw:style-name="gr1" draw:text-style-name="P4" draw:layer="layout" svg:x1="14.808cm" svg:y1="11cm" svg:x2="14.808cm" svg:y2="8.5cm">
          <text:p/>
        </draw:line>
        <draw:line draw:style-name="gr1" draw:text-style-name="P4" draw:layer="layout" svg:x1="15.5cm" svg:y1="8.5cm" svg:x2="14.859cm" svg:y2="8.5cm">
          <text:p/>
        </draw:line>
        <draw:line draw:style-name="gr1" draw:text-style-name="P4" draw:layer="layout" svg:x1="15.699cm" svg:y1="11.015cm" svg:x2="15.699cm" svg:y2="4.015cm">
          <text:p/>
        </draw:line>
        <draw:line draw:style-name="gr1" draw:text-style-name="P4" draw:layer="layout" svg:x1="22.714cm" svg:y1="11cm" svg:x2="22.714cm" svg:y2="4cm">
          <text:p/>
        </draw:line>
        <draw:line draw:style-name="gr1" draw:text-style-name="P4" draw:layer="layout" svg:x1="23cm" svg:y1="11cm" svg:x2="23cm" svg:y2="4cm">
          <text:p/>
        </draw:line>
        <draw:line draw:style-name="gr1" draw:text-style-name="P4" draw:layer="layout" svg:x1="9.566cm" svg:y1="10.988cm" svg:x2="9.566cm" svg:y2="8.5cm">
          <text:p/>
        </draw:line>
        <draw:line draw:style-name="gr1" draw:text-style-name="P4" draw:layer="layout" svg:x1="9.698cm" svg:y1="10.998cm" svg:x2="9.698cm" svg:y2="8.5cm">
          <text:p/>
        </draw:line>
        <draw:frame draw:style-name="gr2" draw:text-style-name="P6" draw:layer="layout" svg:width="3cm" svg:height="0.962cm" svg:x="6.5cm" svg:y="14.338cm">
          <draw:text-box>
            <text:p text:style-name="P5"><text:span text:style-name="T3">origin</text:span></text:p>
          </draw:text-box>
        </draw:frame>
        <draw:frame draw:style-name="gr2" draw:text-style-name="P6" draw:layer="layout" svg:width="3cm" svg:height="0.962cm" svg:x="7cm" svg:y="6.428cm">
          <draw:text-box>
            <text:p text:style-name="P5"><text:span text:style-name="T3">host</text:span></text:p>
          </draw:text-box>
        </draw:frame>
        <draw:frame draw:style-name="gr2" draw:text-style-name="P6" draw:layer="layout" svg:width="3cm" svg:height="1.099cm" svg:x="3cm" svg:y="5.901cm">
          <draw:text-box>
            <text:p text:style-name="P5"><text:span text:style-name="T3">protocol</text:span><text:span text:style-name="T3"><text:line-break/></text:span><text:span text:style-name="T3">(Array)</text:span></text:p>
          </draw:text-box>
        </draw:frame>
        <draw:frame draw:style-name="gr2" draw:text-style-name="P6" draw:layer="layout" svg:width="3cm" svg:height="0.962cm" svg:x="8.757cm" svg:y="7.838cm">
          <draw:text-box>
            <text:p text:style-name="P5"><text:span text:style-name="T3">port</text:span></text:p>
          </draw:text-box>
        </draw:frame>
        <draw:frame draw:style-name="gr2" draw:text-style-name="P6" draw:layer="layout" svg:width="3cm" svg:height="0.962cm" svg:x="6.566cm" svg:y="7.8cm">
          <draw:text-box>
            <text:p text:style-name="P5"><text:span text:style-name="T3">hostName</text:span></text:p>
          </draw:text-box>
        </draw:frame>
        <draw:frame draw:style-name="gr2" draw:text-style-name="P6" draw:layer="layout" svg:width="3cm" svg:height="0.962cm" svg:x="11.5cm" svg:y="4.538cm">
          <draw:text-box>
            <text:p text:style-name="P5"><text:span text:style-name="T3">pathName</text:span></text:p>
          </draw:text-box>
        </draw:frame>
        <draw:line draw:style-name="gr1" draw:text-style-name="P4" draw:layer="layout" svg:x1="15.5cm" svg:y1="5.5cm" svg:x2="10.855cm" svg:y2="5.5cm">
          <text:p/>
        </draw:line>
        <draw:frame draw:style-name="gr2" draw:text-style-name="P6" draw:layer="layout" svg:width="3cm" svg:height="0.962cm" svg:x="13cm" svg:y="6.4cm">
          <draw:text-box>
            <text:p text:style-name="P5"><text:span text:style-name="T3">fileName</text:span></text:p>
          </draw:text-box>
        </draw:frame>
        <draw:frame draw:style-name="gr2" draw:text-style-name="P6" draw:layer="layout" svg:width="3cm" svg:height="0.962cm" svg:x="13.2cm" svg:y="7.838cm">
          <draw:text-box>
            <text:p text:style-name="P5"><text:span text:style-name="T3">fileType</text:span></text:p>
          </draw:text-box>
        </draw:frame>
        <draw:line draw:style-name="gr1" draw:text-style-name="P4" draw:layer="layout" svg:x1="6.401cm" svg:y1="8.5cm" svg:x2="9.566cm" svg:y2="8.5cm">
          <text:p/>
        </draw:line>
        <draw:line draw:style-name="gr1" draw:text-style-name="P4" draw:layer="layout" svg:x1="10.848cm" svg:y1="8.495cm" svg:x2="9.698cm" svg:y2="8.5cm">
          <text:p/>
        </draw:line>
        <draw:line draw:style-name="gr1" draw:text-style-name="P4" draw:layer="layout" svg:x1="3cm" svg:y1="7cm" svg:x2="6cm" svg:y2="7cm">
          <text:p/>
        </draw:line>
        <draw:frame draw:style-name="gr3" draw:text-style-name="P6" draw:layer="layout" svg:width="5cm" svg:height="2.462cm" svg:x="16.7cm" svg:y="4.538cm">
          <draw:text-box>
            <text:p text:style-name="P5"><text:span text:style-name="T3">search (string)</text:span></text:p>
            <text:p text:style-name="P5"><text:span text:style-name="T3">searchParameter (Object)</text:span></text:p>
          </draw:text-box>
        </draw:frame>
        <draw:frame draw:style-name="gr3" draw:text-style-name="P6" draw:layer="layout" svg:width="5cm" svg:height="2.462cm" svg:x="21.5cm" svg:y="4.538cm">
          <draw:text-box>
            <text:p text:style-name="P5"><text:span text:style-name="T3">hash</text:span></text:p>
          </draw:text-box>
        </draw:frame>
        <draw:line draw:style-name="gr1" draw:text-style-name="P4" draw:layer="layout" svg:x1="25cm" svg:y1="15cm" svg:x2="4.666cm" svg:y2="15cm">
          <text:p/>
        </draw:line>
        <draw:line draw:style-name="gr1" draw:text-style-name="P4" draw:layer="layout" svg:x1="25cm" svg:y1="15cm" svg:x2="25cm" svg:y2="10.5cm">
          <text:p/>
        </draw:line>
        <draw:line draw:style-name="gr1" draw:text-style-name="P4" draw:layer="layout" svg:x1="4.666cm" svg:y1="10.297cm" svg:x2="4.666cm" svg:y2="15cm">
          <text:p/>
        </draw:line>
        <draw:frame draw:style-name="gr2" draw:text-style-name="P6" draw:layer="layout" svg:width="3cm" svg:height="0.962cm" svg:x="12.5cm" svg:y="15cm">
          <draw:text-box>
            <text:p text:style-name="P5"><text:span text:style-name="T3">normalizeHre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6T16:22:21.751211045</meta:creation-date>
    <dc:date>2021-05-26T16:55:20.657917592</dc:date>
    <meta:editing-duration>PT22M41S</meta:editing-duration>
    <meta:editing-cycles>4</meta:editing-cycles>
    <meta:generator>LibreOffice/7.1.3.2$Linux_X86_64 LibreOffice_project/10$Build-2</meta:generator>
    <meta:document-statistic meta:object-count="62"/>
  </office:meta>
</office:document-meta>
</file>